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be4" officeooo:paragraph-rsid="00191be4"/>
    </style:style>
    <style:style style:name="P2" style:family="paragraph" style:parent-style-name="Standard">
      <style:text-properties officeooo:rsid="001c1d64" officeooo:paragraph-rsid="001c1d64"/>
    </style:style>
    <style:style style:name="P3" style:family="paragraph" style:parent-style-name="Standard">
      <style:text-properties officeooo:rsid="001dd0e8" officeooo:paragraph-rsid="001dd0e8"/>
    </style:style>
    <style:style style:name="P4" style:family="paragraph" style:parent-style-name="Standard">
      <style:text-properties officeooo:rsid="001f5c59" officeooo:paragraph-rsid="001f5c59"/>
    </style:style>
    <style:style style:name="P5" style:family="paragraph" style:parent-style-name="Standard">
      <style:text-properties officeooo:rsid="001febfe" officeooo:paragraph-rsid="001f5c59"/>
    </style:style>
    <style:style style:name="P6" style:family="paragraph" style:parent-style-name="Standard">
      <style:text-properties officeooo:rsid="001febfe" officeooo:paragraph-rsid="001febfe"/>
    </style:style>
    <style:style style:name="T1" style:family="text">
      <style:text-properties officeooo:rsid="001a8702"/>
    </style:style>
    <style:style style:name="T2" style:family="text">
      <style:text-properties officeooo:rsid="001c1d64"/>
    </style:style>
    <style:style style:name="T3" style:family="text">
      <style:text-properties officeooo:rsid="001fe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рого времени суток!</text:p>
      <text:p text:style-name="P1"/>
      <text:p text:style-name="P1">Меня зовут Мельников Виктор, я студент 2 курса ФУПМ. <text:span text:style-name="T1">Я хочу </text:span>по<text:span text:style-name="T1">ступит</text:span>ь <text:span text:style-name="T1">к вам на кафедру, поскольку я интересуюсь программированием и математикой, особенно мне нравится высшая математика. Немного менее, но тоже достаточно сильно, мне интересны дискретная математика, алгоритмы.</text:span></text:p>
      <text:p text:style-name="P1"/>
      <text:p text:style-name="P2">По всем предметам кафедры высшей математики у меня все «отлы», я хорошо с ними знаком. По дискретной математике оценки немного хуже: АЛКТГ — хор(7), ОВАиТК — хор(6). Хочу достичь глубокого уровня понимания этой области.</text:p>
      <text:p text:style-name="P2"/>
      <text:p text:style-name="P3">Основной язык программирования <text:span text:style-name="T2">—</text:span> С. Много времени было посвящено исправлению кода, изучению тонкостей языка, тому, что «под капотом». Я реализовал многие основные алгоритмы: на графах, из линейной алгебры, на строках.</text:p>
      <text:p text:style-name="P3"/>
      <text:p text:style-name="P4">С другими языками знаком <text:span text:style-name="T3">недавно</text:span>. С++ начался в этом семестре как один из обязательных курсов, Python изучаю сейчас, прохожу курс на coursera по специализации «машинное обучение <text:span text:style-name="T3">и анализ данных</text:span>».</text:p>
      <text:p text:style-name="P5"/>
      <text:p text:style-name="P6">Буду рад оказаться на вашей кафедре.</text:p>
      <text:p text:style-name="P6">Моя почта: <text:a xlink:type="simple" xlink:href="mailto:vik-melnikov2001@mail.ru" text:style-name="Internet_20_link" text:visited-style-name="Visited_20_Internet_20_Link">vik-melnikov2001@mail.ru</text:a>.</text:p>
      <text:p text:style-name="P6">Телефон: 8 (903) 277 47 5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55:13.528944282</meta:creation-date>
    <dc:date>2020-04-05T23:08:47.459128001</dc:date>
    <meta:editing-duration>PT52S</meta:editing-duration>
    <meta:editing-cycles>1</meta:editing-cycles>
    <meta:document-statistic meta:table-count="0" meta:image-count="0" meta:object-count="0" meta:page-count="1" meta:paragraph-count="8" meta:word-count="146" meta:character-count="1027" meta:non-whitespace-character-count="886"/>
    <meta:generator>LibreOffice/6.0.7.3$Linux_X86_64 LibreOffice_project/00m0$Build-3</meta:generator>
  </office:meta>
</office:document-meta>
</file>